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dash" draw:stroke-dash="Fine_20_Dashed" draw:fill="none" draw:textarea-vertical-align="middle"/>
    </style:style>
    <style:style style:name="gr2" style:family="graphic" style:parent-style-name="standard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1.552cm" fo:min-width="3.103cm" fo:padding-top="0.125cm" fo:padding-bottom="0.125cm" fo:padding-left="0.25cm" fo:padding-right="0.25cm" draw:shadow="hidden" draw:shadow-offset-x="0.199cm" draw:shadow-offset-y="0.199cm" draw:shadow-color="#808080"/>
    </style:style>
    <style:style style:name="gr3" style:family="graphic" style:parent-style-name="standard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791cm" fo:padding-top="0.125cm" fo:padding-bottom="0.125cm" fo:padding-left="0.25cm" fo:padding-right="0.25cm" draw:shadow="hidden" draw:shadow-offset-x="0.199cm" draw:shadow-offset-y="0.199cm" draw:shadow-color="#808080"/>
    </style:style>
    <style:style style:name="gr4" style:family="graphic" style:parent-style-name="standard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2.099cm" fo:min-width="3.103cm" fo:padding-top="0.125cm" fo:padding-bottom="0.125cm" fo:padding-left="0.25cm" fo:padding-right="0.25cm" draw:shadow="hidden" draw:shadow-offset-x="0.199cm" draw:shadow-offset-y="0.199cm" draw:shadow-color="#808080"/>
    </style:style>
    <style:style style:name="gr5" style:family="graphic" style:parent-style-name="standard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1.187cm" fo:padding-top="0.125cm" fo:padding-bottom="0.125cm" fo:padding-left="0.25cm" fo:padding-right="0.25cm" draw:shadow="hidden" draw:shadow-offset-x="0.199cm" draw:shadow-offset-y="0.199cm" draw:shadow-color="#808080"/>
    </style:style>
    <style:style style:name="gr6" style:family="graphic" style:parent-style-name="standard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1.972cm" fo:padding-top="0.125cm" fo:padding-bottom="0.125cm" fo:padding-left="0.25cm" fo:padding-right="0.25cm" draw:shadow="hidden" draw:shadow-offset-x="0.199cm" draw:shadow-offset-y="0.199cm" draw:shadow-color="#808080"/>
    </style:style>
    <style:style style:name="gr7" style:family="graphic" style:parent-style-name="standard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1.412cm" fo:min-width="2.548cm" fo:padding-top="0.125cm" fo:padding-bottom="0.125cm" fo:padding-left="0.25cm" fo:padding-right="0.25cm" draw:shadow="hidden" draw:shadow-offset-x="0.199cm" draw:shadow-offset-y="0.199cm" draw:shadow-color="#808080"/>
    </style:style>
    <style:style style:name="gr8" style:family="graphic" style:parent-style-name="standard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3.351cm" fo:min-width="3.103cm" fo:padding-top="0.125cm" fo:padding-bottom="0.125cm" fo:padding-left="0.25cm" fo:padding-right="0.25cm" draw:shadow="hidden" draw:shadow-offset-x="0.199cm" draw:shadow-offset-y="0.199cm" draw:shadow-color="#808080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fo:min-height="2.5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margin-left="0cm" fo:margin-right="0cm" fo:margin-top="0cm" fo:margin-bottom="0cm" fo:line-height="100%" fo:text-indent="0cm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Arial Unicode MS" style:font-size-asian="10pt" style:font-style-asian="normal" style:font-weight-asian="normal" style:font-name-complex="Arial Unicode MS" style:font-size-complex="10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5pt" fo:font-style="normal" fo:text-shadow="none" style:text-underline-style="none" fo:font-weight="normal" style:letter-kerning="true" style:font-name-asian="Arial Unicode MS" style:font-size-asian="5pt" style:font-style-asian="normal" style:font-weight-asian="normal" style:font-name-complex="Arial Unicode MS" style:font-size-complex="5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name-asian="Arial Unicode MS" style:font-size-asian="20pt" style:font-style-asian="normal" style:font-weight-asian="normal" style:font-name-complex="Arial Unicode MS" style:font-size-complex="20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loext:graphic-properties draw:fill="none"/>
      <style:paragraph-properties fo:text-align="center"/>
      <style:text-properties fo:font-size="14pt" style:font-size-asian="14pt" style:font-size-complex="14pt"/>
    </style:style>
    <style:style style:name="P9" style:family="paragraph">
      <style:text-properties fo:font-size="12pt" style:font-size-asian="12pt" style:font-size-complex="12pt"/>
    </style:style>
    <style:style style:name="P10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Arial Unicode MS" style:font-size-asian="10pt" style:font-style-asian="normal" style:font-weight-asian="normal" style:font-name-complex="Arial Unicode MS" style:font-size-complex="10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name-asian="Arial Unicode MS" style:font-size-asian="20pt" style:font-style-asian="normal" style:font-weight-asian="normal" style:font-name-complex="Arial Unicode MS" style:font-size-complex="20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13.7cm" svg:y1="1.4cm" svg:x2="13.6cm" svg:y2="19.3cm">
          <text:p/>
        </draw:line>
        <draw:custom-shape draw:style-name="gr2" draw:text-style-name="P2" draw:layer="layout" svg:width="3.603cm" svg:height="1.802cm" svg:x="16.904cm" svg:y="6.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4" draw:layer="layout" svg:width="1.9cm" svg:height="1.041cm" svg:x="16.904cm" svg:y="6.85cm">
          <draw:text-box>
            <text:p text:style-name="P3"><text:span text:style-name="T1">Header</text:span></text:p>
          </draw:text-box>
        </draw:frame>
        <draw:frame draw:style-name="gr3" draw:text-style-name="P4" draw:layer="layout" svg:width="2.5cm" svg:height="1.041cm" svg:x="17.403cm" svg:y="7.45cm">
          <draw:text-box>
            <text:p text:style-name="P3"><text:span text:style-name="T1">GuardKeyID</text:span></text:p>
          </draw:text-box>
        </draw:frame>
        <draw:custom-shape draw:style-name="gr4" draw:text-style-name="P2" draw:layer="layout" svg:width="3.603cm" svg:height="2.349cm" svg:x="16.904cm" svg:y="8.6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4" draw:layer="layout" svg:width="1.9cm" svg:height="1.041cm" svg:x="16.904cm" svg:y="8.651cm">
          <draw:text-box>
            <text:p text:style-name="P3"><text:span text:style-name="T1">Body</text:span></text:p>
          </draw:text-box>
        </draw:frame>
        <draw:frame draw:style-name="gr5" draw:text-style-name="P5" draw:layer="layout" svg:width="3.301cm" svg:height="1.437cm" svg:x="17.503cm" svg:y="9.251cm">
          <draw:text-box>
            <text:p text:style-name="P3"><text:span text:style-name="T1">Encrypted DocumentKey For Document A</text:span></text:p>
          </draw:text-box>
        </draw:frame>
        <draw:frame draw:style-name="gr6" draw:text-style-name="P4" draw:layer="layout" svg:width="8.199cm" svg:height="2.222cm" svg:x="16.8cm" svg:y="5.778cm">
          <draw:text-box>
            <text:p text:style-name="P3"><text:span text:style-name="T1">AsymmetricDocumentGuard</text:span></text:p>
            <text:p text:style-name="P3"><text:span text:style-name="T1"/></text:p>
            <text:p text:style-name="P3"><text:span text:style-name="T1"/></text:p>
          </draw:text-box>
        </draw:frame>
        <draw:custom-shape draw:style-name="gr7" draw:text-style-name="P2" draw:layer="layout" svg:width="3.048cm" svg:height="1.662cm" svg:x="2.652cm" svg:y="11.7cm">
          <text:p text:style-name="P6"><text:span text:style-name="T2">KeySto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2" draw:layer="layout" svg:width="3.603cm" svg:height="3.601cm" svg:x="8.2cm" svg:y="15.4cm">
          <text:p text:style-name="P6">Document A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1" draw:layer="layout" svg:x1="1cm" svg:y1="3.3cm" svg:x2="28cm" svg:y2="3.3cm">
          <text:p/>
        </draw:line>
        <draw:frame draw:style-name="gr5" draw:text-style-name="P7" draw:layer="layout" svg:width="9.4cm" svg:height="1.437cm" svg:x="2cm" svg:y="1.563cm">
          <draw:text-box>
            <text:p text:style-name="P3"><text:span text:style-name="T3"><text:s/></text:span><text:span text:style-name="T3">User A</text:span></text:p>
          </draw:text-box>
        </draw:frame>
        <draw:frame draw:style-name="gr5" draw:text-style-name="P7" draw:layer="layout" svg:width="9.4cm" svg:height="1.437cm" svg:x="15.5cm" svg:y="1.563cm">
          <draw:text-box>
            <text:p text:style-name="P3"><text:span text:style-name="T3"><text:s/></text:span><text:span text:style-name="T3">User B</text:span></text:p>
          </draw:text-box>
        </draw:frame>
        <draw:custom-shape draw:style-name="gr7" draw:text-style-name="P2" draw:layer="layout" svg:width="3.048cm" svg:height="1.662cm" svg:x="16.9cm" svg:y="11.938cm">
          <text:p text:style-name="P6"><text:span text:style-name="T2">KeySto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3.603cm" svg:height="1.802cm" svg:x="16.903cm" svg:y="6.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4" draw:layer="layout" svg:width="1.9cm" svg:height="1.041cm" svg:x="16.903cm" svg:y="6.85cm">
          <draw:text-box>
            <text:p text:style-name="P3"><text:span text:style-name="T1">Header</text:span></text:p>
          </draw:text-box>
        </draw:frame>
        <draw:frame draw:style-name="gr3" draw:text-style-name="P4" draw:layer="layout" svg:width="2.5cm" svg:height="1.041cm" svg:x="17.402cm" svg:y="7.45cm">
          <draw:text-box>
            <text:p text:style-name="P3"><text:span text:style-name="T1">GuardKeyID</text:span></text:p>
          </draw:text-box>
        </draw:frame>
        <draw:custom-shape draw:style-name="gr4" draw:text-style-name="P2" draw:layer="layout" svg:width="3.603cm" svg:height="2.349cm" svg:x="16.903cm" svg:y="8.6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4" draw:layer="layout" svg:width="1.9cm" svg:height="1.041cm" svg:x="16.903cm" svg:y="8.651cm">
          <draw:text-box>
            <text:p text:style-name="P3"><text:span text:style-name="T1">Body</text:span></text:p>
          </draw:text-box>
        </draw:frame>
        <draw:frame draw:style-name="gr5" draw:text-style-name="P5" draw:layer="layout" svg:width="3.301cm" svg:height="1.437cm" svg:x="17.502cm" svg:y="9.251cm">
          <draw:text-box>
            <text:p text:style-name="P3"><text:span text:style-name="T1">Encrypted DocumentKey For Document A</text:span></text:p>
          </draw:text-box>
        </draw:frame>
        <draw:custom-shape draw:style-name="gr2" draw:text-style-name="P2" draw:layer="layout" svg:width="3.603cm" svg:height="1.802cm" svg:x="2.704cm" svg:y="6.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4" draw:layer="layout" svg:width="1.9cm" svg:height="1.041cm" svg:x="2.704cm" svg:y="6.55cm">
          <draw:text-box>
            <text:p text:style-name="P3"><text:span text:style-name="T1">Header</text:span></text:p>
          </draw:text-box>
        </draw:frame>
        <draw:frame draw:style-name="gr3" draw:text-style-name="P4" draw:layer="layout" svg:width="2.5cm" svg:height="1.041cm" svg:x="3.203cm" svg:y="7.15cm">
          <draw:text-box>
            <text:p text:style-name="P3"><text:span text:style-name="T1">GuardKeyID</text:span></text:p>
          </draw:text-box>
        </draw:frame>
        <draw:custom-shape draw:style-name="gr4" draw:text-style-name="P2" draw:layer="layout" svg:width="3.603cm" svg:height="2.349cm" svg:x="2.704cm" svg:y="8.3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4" draw:layer="layout" svg:width="1.9cm" svg:height="1.041cm" svg:x="2.704cm" svg:y="8.351cm">
          <draw:text-box>
            <text:p text:style-name="P3"><text:span text:style-name="T1">Body</text:span></text:p>
          </draw:text-box>
        </draw:frame>
        <draw:frame draw:style-name="gr5" draw:text-style-name="P5" draw:layer="layout" svg:width="3.301cm" svg:height="1.437cm" svg:x="3.303cm" svg:y="8.951cm">
          <draw:text-box>
            <text:p text:style-name="P3"><text:span text:style-name="T1">Encrypted DocumentKey For Document A</text:span></text:p>
          </draw:text-box>
        </draw:frame>
        <draw:frame draw:style-name="gr6" draw:text-style-name="P4" draw:layer="layout" svg:width="8.199cm" svg:height="2.222cm" svg:x="2.6cm" svg:y="5.478cm">
          <draw:text-box>
            <text:p text:style-name="P3"><text:span text:style-name="T1">SymmetricDocumentGuard</text:span></text:p>
            <text:p text:style-name="P3"><text:span text:style-name="T1"/></text:p>
            <text:p text:style-name="P3"><text:span text:style-name="T1"/></text:p>
          </draw:text-box>
        </draw:frame>
        <draw:custom-shape draw:style-name="gr2" draw:text-style-name="P2" draw:layer="layout" svg:width="3.603cm" svg:height="1.802cm" svg:x="2.703cm" svg:y="6.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4" draw:layer="layout" svg:width="1.9cm" svg:height="1.041cm" svg:x="2.703cm" svg:y="6.55cm">
          <draw:text-box>
            <text:p text:style-name="P3"><text:span text:style-name="T1">Header</text:span></text:p>
          </draw:text-box>
        </draw:frame>
        <draw:frame draw:style-name="gr3" draw:text-style-name="P4" draw:layer="layout" svg:width="2.5cm" svg:height="1.041cm" svg:x="3.202cm" svg:y="7.15cm">
          <draw:text-box>
            <text:p text:style-name="P3"><text:span text:style-name="T1">GuardKeyID</text:span></text:p>
          </draw:text-box>
        </draw:frame>
        <draw:custom-shape draw:style-name="gr4" draw:text-style-name="P2" draw:layer="layout" svg:width="3.603cm" svg:height="2.349cm" svg:x="2.703cm" svg:y="8.3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4" draw:layer="layout" svg:width="1.9cm" svg:height="1.041cm" svg:x="2.703cm" svg:y="8.351cm">
          <draw:text-box>
            <text:p text:style-name="P3"><text:span text:style-name="T1">Body</text:span></text:p>
          </draw:text-box>
        </draw:frame>
        <draw:frame draw:style-name="gr5" draw:text-style-name="P5" draw:layer="layout" svg:width="3.301cm" svg:height="1.437cm" svg:x="3.302cm" svg:y="8.951cm">
          <draw:text-box>
            <text:p text:style-name="P3"><text:span text:style-name="T1">Encrypted DocumentKey For Document A</text:span></text:p>
          </draw:text-box>
        </draw:frame>
        <draw:line draw:style-name="gr9" draw:text-style-name="P8" draw:layer="layout" svg:x1="23.4cm" svg:y1="6.7cm" svg:x2="20.8cm" svg:y2="7.9cm">
          <text:p/>
        </draw:line>
        <draw:frame draw:style-name="gr10" draw:text-style-name="P10" draw:layer="layout" svg:width="3.6cm" svg:height="2.8cm" svg:x="23.5cm" svg:y="6.1cm">
          <draw:text-box>
            <text:p text:style-name="P9"><text:span text:style-name="T4">Muss von Benutzer A erzeugt werden</text:span></text:p>
          </draw:text-box>
        </draw:frame>
        <draw:line draw:style-name="gr9" draw:text-style-name="P8" draw:layer="layout" svg:x1="22.7cm" svg:y1="11.6cm" svg:x2="20.1cm" svg:y2="12.8cm">
          <text:p/>
        </draw:line>
        <draw:frame draw:style-name="gr10" draw:text-style-name="P10" draw:layer="layout" svg:width="3.6cm" svg:height="2.8cm" svg:x="23.1cm" svg:y="10.7cm">
          <draw:text-box>
            <text:p text:style-name="P9"><text:span text:style-name="T4">Public Key muss von Benutzer A gelesen werden können</text:span></text:p>
          </draw:text-box>
        </draw:frame>
        <draw:frame draw:style-name="gr10" draw:text-style-name="P10" draw:layer="layout" svg:width="3.6cm" svg:height="2.8cm" svg:x="2.3cm" svg:y="15.2cm">
          <draw:text-box>
            <text:p text:style-name="P9"><text:span text:style-name="T4">Muss von Benutzer B gelesen werden können</text:span></text:p>
          </draw:text-box>
        </draw:frame>
        <draw:line draw:style-name="gr9" draw:text-style-name="P8" draw:layer="layout" svg:x1="4.9cm" svg:y1="15.8cm" svg:x2="8cm" svg:y2="16.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02T11:39:16.714168000</meta:creation-date>
    <dc:date>2018-01-08T11:30:46.884946000</dc:date>
    <meta:editing-duration>PT25M11S</meta:editing-duration>
    <meta:editing-cycles>3</meta:editing-cycles>
    <meta:generator>LibreOffice/5.2.6.2$MacOSX_X86_64 LibreOffice_project/a3100ed2409ebf1c212f5048fbe377c281438fdc</meta:generator>
    <meta:document-statistic meta:object-count="39"/>
  </office:meta>
</office:document-meta>
</file>